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9d081"/>
    </style:style>
    <style:style style:name="P2" style:family="paragraph" style:parent-style-name="Standard">
      <style:text-properties officeooo:paragraph-rsid="001f8fe2"/>
    </style:style>
    <style:style style:name="P3" style:family="paragraph" style:parent-style-name="Standard">
      <style:text-properties officeooo:rsid="001f8fe2" officeooo:paragraph-rsid="001f8fe2"/>
    </style:style>
    <style:style style:name="P4" style:family="paragraph" style:parent-style-name="Standard">
      <style:text-properties officeooo:rsid="001f8fe2" officeooo:paragraph-rsid="00207799"/>
    </style:style>
    <style:style style:name="P5" style:family="paragraph" style:parent-style-name="Standard">
      <style:text-properties style:font-name="Liberation Serif" officeooo:rsid="001f8fe2" officeooo:paragraph-rsid="001f8fe2" style:font-name-complex="Arial1"/>
    </style:style>
    <style:style style:name="P6" style:family="paragraph" style:parent-style-name="Standard">
      <style:text-properties style:font-name="Liberation Serif" officeooo:rsid="001ea157" style:font-name-complex="Arial1"/>
    </style:style>
    <style:style style:name="P7" style:family="paragraph" style:parent-style-name="Standard">
      <style:text-properties style:font-name="Liberation Serif" officeooo:rsid="0022c6f7" officeooo:paragraph-rsid="0022c6f7" style:font-name-complex="Arial1"/>
    </style:style>
    <style:style style:name="P8" style:family="paragraph" style:parent-style-name="Standard">
      <style:text-properties officeooo:rsid="001f8fe2" officeooo:paragraph-rsid="001f8fe2"/>
    </style:style>
    <style:style style:name="P9" style:family="paragraph" style:parent-style-name="Standard">
      <style:text-properties officeooo:rsid="001f8fe2" officeooo:paragraph-rsid="002234cc"/>
    </style:style>
    <style:style style:name="P10" style:family="paragraph" style:parent-style-name="Standard">
      <style:text-properties officeooo:paragraph-rsid="002234cc"/>
    </style:style>
    <style:style style:name="P11" style:family="paragraph" style:parent-style-name="Standard">
      <style:text-properties officeooo:paragraph-rsid="0022c6f7"/>
    </style:style>
    <style:style style:name="P12" style:family="paragraph" style:parent-style-name="Standard">
      <style:text-properties officeooo:rsid="0022c6f7" officeooo:paragraph-rsid="0022c6f7"/>
    </style:style>
    <style:style style:name="T1" style:family="text">
      <style:text-properties officeooo:rsid="0019d081"/>
    </style:style>
    <style:style style:name="T2" style:family="text">
      <style:text-properties style:font-name="Liberation Serif" style:font-name-complex="Arial1"/>
    </style:style>
    <style:style style:name="T3" style:family="text">
      <style:text-properties style:font-name="Liberation Serif" officeooo:rsid="001bce61" style:font-name-complex="Arial1"/>
    </style:style>
    <style:style style:name="T4" style:family="text">
      <style:text-properties style:font-name="Liberation Serif" officeooo:rsid="001f8fe2" style:font-name-complex="Arial1"/>
    </style:style>
    <style:style style:name="T5" style:family="text">
      <style:text-properties style:font-name="Liberation Serif" officeooo:rsid="0022c6f7" style:font-name-complex="Arial1"/>
    </style:style>
    <style:style style:name="T6" style:family="text">
      <style:text-properties officeooo:rsid="001f8fe2"/>
    </style:style>
    <style:style style:name="T7" style:family="text">
      <style:text-properties officeooo:rsid="00207799"/>
    </style:style>
    <style:style style:name="T8" style:family="text">
      <style:text-properties officeooo:rsid="002234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ke Levine</text:p>
      <text:p text:style-name="Standard">Assignment <text:span text:style-name="T8">9</text:span></text:p>
      <text:p text:style-name="Standard">0<text:span text:style-name="T1">7</text:span>/<text:span text:style-name="T8">22</text:span>/15</text:p>
      <text:p text:style-name="Standard">CSC 2110 – Summer Term</text:p>
      <text:p text:style-name="Standard"/>
      <text:p text:style-name="P3">1)</text:p>
      <text:p text:style-name="P3"><text:tab/><text:span text:style-name="T7">a) lines 2-3</text:span></text:p>
      <text:p text:style-name="P9"><text:tab/><text:span text:style-name="T8">b) lines 4-9</text:span></text:p>
      <text:p text:style-name="P9"><text:tab/><text:span text:style-name="T8">c) </text:span></text:p>
      <text:p text:style-name="P4"><text:tab/></text:p>
      <text:p text:style-name="P3"/>
      <text:p text:style-name="P3"/>
      <text:p text:style-name="P5">2)</text:p>
      <text:p text:style-name="P5"><text:tab/>a) <text:span text:style-name="T8">Infinite loop</text:span></text:p>
      <text:p text:style-name="Standard"/>
      <text:p text:style-name="Standard"><text:tab/><text:span text:style-name="T6">b) Zero!</text:span></text:p>
      <text:p text:style-name="P1"/>
      <text:p text:style-name="P10"><text:tab/><text:span text:style-name="T6">c) Negative Negative Zero</text:span></text:p>
      <text:p text:style-name="P1"/>
      <text:p text:style-name="P1"><text:tab/><text:tab/></text:p>
      <text:p text:style-name="P1"/>
      <text:p text:style-name="P3">3)</text:p>
      <text:p text:style-name="P3"><text:tab/>a) <text:span text:style-name="T8">97</text:span></text:p>
      <text:p text:style-name="P2"><text:tab/><text:span text:style-name="T6">b) 0</text:span></text:p>
      <text:p text:style-name="P1"/>
      <text:p text:style-name="P1">4)</text:p>
      <text:p text:style-name="P11"><text:span text:style-name="T3"><text:tab/></text:span><text:span text:style-name="T5">a) 28 28 28 28 10 8 8 2 0 0 0 0 </text:span></text:p>
      <text:p text:style-name="P12"><text:span text:style-name="T2"><text:tab/>b) 23 23 3 2 2 2 2 2 2 2 1 0 0 </text:span></text:p>
      <text:p text:style-name="P12"><text:span text:style-name="T2"><text:tab/>c) 8 8 8 8 8 8 5 3 2 1 0 0 </text:span></text:p>
      <text:p text:style-name="P11"><text:span text:style-name="T5"><text:tab/>d) 36 36 20 16 4 0 0 0 0 </text:span></text:p>
      <text:p text:style-name="P5"/>
      <text:p text:style-name="P3"><text:span text:style-name="T4">5</text:span><text:span text:style-name="T2">)</text:span></text:p>
      <text:p text:style-name="P6"/>
      <text:p text:style-name="P7">6)</text:p>
      <text:p text:style-name="P7"><text:tab/>46, 58, 16, 25, 83, 98, 8, 70, 5, 62</text:p>
      <text:p text:style-name="P7"><text:tab/>46, 16, 25, 58, 83, 8, 70, 5, 62, 98</text:p>
      <text:p text:style-name="P7"><text:tab/>16, 25, 46, 58, 8, 70, 5, 62, 83, 98</text:p>
      <text:p text:style-name="P7"><text:tab/>16, 25, 46, 8, 58, 5, 62, 70, 83, 98</text:p>
      <text:p text:style-name="P7"><text:tab/>16, 8, 25, 46, 5, 58, 62, 70, 83, 98</text:p>
      <text:p text:style-name="P7"><text:tab/>8, 16, 25, 46, 5, 58, 62, 70, 83, 98</text:p>
      <text:p text:style-name="P7"><text:tab/>8, 16, 25, 5, 46, 58, 62, 70, 83, 98</text:p>
      <text:p text:style-name="P7"><text:tab/>8, 16, 5, 25, 46, 58, 62, 70, 83, 98</text:p>
      <text:p text:style-name="P7"><text:tab/>8, 5, 16, 25, 46, 58, 62, 70, 83, 98</text:p>
      <text:p text:style-name="P7"><text:tab/>5, 8, 16, 25, 46, 58, 62, 70, 83, 98</text:p>
      <text:p text:style-name="P7">7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8:03:10.552717077</meta:creation-date>
    <dc:date>2015-07-22T20:59:36.028820537</dc:date>
    <meta:editing-duration>P1DT14H13M4S</meta:editing-duration>
    <meta:editing-cycles>21</meta:editing-cycles>
    <meta:generator>LibreOffice/4.4.2.2$Linux_X86_64 LibreOffice_project/40m0$Build-2</meta:generator>
    <meta:document-statistic meta:table-count="0" meta:image-count="0" meta:object-count="0" meta:page-count="1" meta:paragraph-count="35" meta:word-count="186" meta:character-count="653" meta:non-whitespace-character-count="469"/>
  </office:meta>
</office:document-meta>
</file>